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st-sh-mobile-sink</text:h>
      <text:p text:style-name="Text_20_body">Gst-sh-mobile-sink – video sink on SuperH environment.</text:p>
      <text:h text:style-name="Heading_20_1" text:outline-level="1">Synopsis</text:h>
      <text:p text:style-name="Text_20_body"><text:tab/>Gstshvideosink;</text:p>
      <text:p text:style-name="Text_20_body">enum<text:tab/>Gstshvideozoomsetting;</text:p>
      <text:h text:style-name="Heading_20_1" text:outline-level="1">Object hierarchy</text:h>
      <text:p text:style-name="Text_20_body">Gobject</text:p>
      <text:list xml:id="list210958662" text:style-name="L1">
        <text:list-item>
          <text:list>
            <text:list-item>
              <text:p text:style-name="P1">GstObject</text:p>
              <text:list>
                <text:list-item>
                  <text:p text:style-name="P1">GstElement</text:p>
                  <text:list>
                    <text:list-item>
                      <text:p text:style-name="P1">GstBaseSink</text:p>
                      <text:list>
                        <text:list-item>
                          <text:p text:style-name="P1">GstVideoSink</text:p>
                          <text:list>
                            <text:list-item>
                              <text:p text:style-name="P1">Gstshvideosin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Heading_20_1" text:outline-level="1">Properties</text:h>
      <text:p text:style-name="Quotations">“width”<text:tab/><text:tab/>gint<text:tab/>: Read / Write</text:p>
      <text:p text:style-name="Quotations">“height”<text:tab/><text:tab/>gint<text:tab/>: Read / Write</text:p>
      <text:p text:style-name="Quotations">“x”<text:tab/><text:tab/><text:tab/>gint<text:tab/>: Read / Write</text:p>
      <text:p text:style-name="Quotations">“y”<text:tab/><text:tab/><text:tab/>gint<text:tab/>: Read / Write</text:p>
      <text:p text:style-name="Quotations">“zoom”<text:tab/><text:tab/>string<text:tab/>: Read / Write</text:p>
      <text:h text:style-name="Heading_20_1" text:outline-level="1">Description</text:h>
      <text:p text:style-name="Text_20_body">Basic video sink for the Renesas SuperH chipset.</text:p>
      <text:h text:style-name="Heading_20_2" text:outline-level="2">Example launch line</text:h>
      <text:p text:style-name="Text_20_body">gst-launch videotestsrc ! <text:s/>gst-sh-mobile-sink width=200 height=120 x=100 y=100</text:p>
      <text:h text:style-name="Heading_20_1" text:outline-level="1">Synopsis</text:h>
      <text:h text:style-name="Heading_20_2" text:outline-level="2">Element information</text:h>
      <text:p text:style-name="Text_20_body">Plugin<text:tab/><text:tab/>gst-sh-mobile</text:p>
      <text:p text:style-name="Text_20_body"><text:soft-page-break/>Author<text:tab/><text:tab/>Johannes Lahti &lt;<text:a xlink:type="simple" xlink:href="mailto:johannes.lahti@nomovok.com">johannes.lahti@nomovok.com</text:a>&gt;</text:p>
      <text:p text:style-name="Text_20_body">Class<text:tab/><text:tab/>Sink/Video</text:p>
      <text:p text:style-name="Text_20_body"/>
      <text:h text:style-name="Heading_20_2" text:outline-level="2">Element pads</text:h>
      <text:p text:style-name="Text_20_body">Name<text:tab/><text:tab/>Sink</text:p>
      <text:p text:style-name="Text_20_body">Direction<text:tab/>Sink</text:p>
      <text:p text:style-name="Text_20_body">Presence<text:tab/>Always</text:p>
      <text:p text:style-name="Text_20_body">Details<text:tab/><text:tab/>video/x-raw-yuv, format=(fourcc)NV12, width=(int)[48,720], height=(int)[48,576], <text:tab/><text:tab/><text:tab/>framerate=(fraction)[1,25] <text:tab/><text:tab/><text:tab/></text:p>
      <text:p text:style-name="Text_20_body"><text:tab/><text:tab/>video/x-raw-yuv, format=(fourcc)NV12, width=(int)[48,720], height=(int)[48,480], <text:tab/><text:tab/><text:tab/>framerate=(fraction)[1,30] </text:p>
      <text:h text:style-name="Heading_20_1" text:outline-level="1">Details</text:h>
      <text:h text:style-name="Heading_20_2" text:outline-level="2">Gstshvideosink</text:h>
      <text:p text:style-name="Quotations">typedef struct _Gstshvideosink Gstshvideosink;</text:p>
      <text:p text:style-name="Text_20_body">Opaque data structure.</text:p>
      <text:h text:style-name="Heading_20_2" text:outline-level="2">Gstshvideozoomsetting</text:h>
      <text:p text:style-name="Text_20_body">Typedef enum</text:p>
      <text:p text:style-name="Text_20_body">{</text:p>
      <text:p text:style-name="Text_20_body"><text:s text:c="2"/>ZOOM_ORIG,</text:p>
      <text:p text:style-name="Text_20_body"><text:s text:c="2"/>ZOOM_FULL,</text:p>
      <text:p text:style-name="Text_20_body"><text:s text:c="2"/>ZOOM_DOUBLE,</text:p>
      <text:p text:style-name="Text_20_body"><text:s text:c="2"/>ZOOM_HALF</text:p>
      <text:p text:style-name="Text_20_body">}Gstshvideozoomsetting;</text:p>
      <text:p text:style-name="Text_20_body">Zoom factor for the display.</text:p>
      <text:p text:style-name="Text_20_body"><text:tab/>ZOOM_ORIG<text:tab/><text:tab/>The original size of the video.</text:p>
      <text:p text:style-name="Text_20_body"><text:tab/>ZOOM_FULL<text:tab/>Full screen</text:p>
      <text:p text:style-name="Text_20_body"><text:tab/>ZOOM_DOUBLE<text:tab/>Zoom 200% in relation to the original video.</text:p>
      <text:p text:style-name="Text_20_body"><text:tab/>ZOOM_HALF<text:tab/>Zoom 50% in relation to the original video.</text:p>
      <text:h text:style-name="Heading_20_1" text:outline-level="1"><text:soft-page-break/>Property details</text:h>
      <text:h text:style-name="Heading_20_2" text:outline-level="2">The “width” property</text:h>
      <text:p text:style-name="Quotations">“width”<text:tab/><text:tab/>gint<text:tab/>: Read / Write</text:p>
      <text:p text:style-name="Text_20_body">Width for the display.</text:p>
      <text:p text:style-name="Text_20_body">Default value: The original width of the video</text:p>
      <text:h text:style-name="Heading_20_2" text:outline-level="2">The “height” property</text:h>
      <text:p text:style-name="Quotations">“height”<text:tab/><text:tab/>gint<text:tab/>: Read / Write</text:p>
      <text:p text:style-name="Text_20_body">Height for the display.</text:p>
      <text:p text:style-name="Text_20_body">Default value: The original height of the video</text:p>
      <text:h text:style-name="Heading_20_2" text:outline-level="2">The “x” property</text:h>
      <text:p text:style-name="Quotations">“x”<text:tab/><text:tab/>gint<text:tab/>: Read / Write</text:p>
      <text:p text:style-name="Text_20_body">The x-coordinate for the display.</text:p>
      <text:p text:style-name="Text_20_body">Default value: 0</text:p>
      <text:h text:style-name="Heading_20_2" text:outline-level="2">The “y” property</text:h>
      <text:p text:style-name="Quotations">“y”<text:tab/><text:tab/>gint<text:tab/>: Read / Write</text:p>
      <text:p text:style-name="Text_20_body">The y-coordinate for the display.</text:p>
      <text:p text:style-name="Text_20_body">Default value: 0</text:p>
      <text:h text:style-name="Heading_20_2" text:outline-level="2">The “zoom” property</text:h>
      <text:p text:style-name="Quotations">“zoom”<text:tab/><text:tab/>string<text:tab/>: Read / Write</text:p>
      <text:p text:style-name="Text_20_body">The zoom factor for the display.</text:p>
      <text:p text:style-name="Text_20_body">Default value: “orig”</text:p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1T21:09:17</meta:creation-date>
    <dc:date>2009-08-24T11:07:09</dc:date>
    <meta:editing-duration>PT61H57M53S</meta:editing-duration>
    <meta:editing-cycles>61</meta:editing-cycles>
    <meta:generator>OpenOffice.org/3.0$Linux OpenOffice.org_project/300m15$Build-9379</meta:generator>
    <meta:document-statistic meta:table-count="0" meta:image-count="0" meta:object-count="0" meta:page-count="3" meta:paragraph-count="71" meta:word-count="269" meta:character-count="1842"/>
    <meta:user-defined meta:name="Info 1"/>
    <meta:user-defined meta:name="Info 2"/>
    <meta:user-defined meta:name="Info 3"/>
    <meta:user-defined meta:name="Info 4"/>
  </office:meta>
</office:document-meta>
</file>